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https://www.figma.com/file/Qt2EFIAHGRFhgTRRFHfjim/Untitled?node-id=5%3A47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20T16:21:56.258000000</meta:creation-date>
    <dc:date>2021-05-20T16:22:39.688000000</dc:date>
    <meta:editing-duration>PT50S</meta:editing-duration>
    <meta:editing-cycles>1</meta:editing-cycles>
    <meta:document-statistic meta:table-count="0" meta:image-count="0" meta:object-count="0" meta:page-count="1" meta:paragraph-count="1" meta:word-count="1" meta:character-count="73" meta:non-whitespace-character-count="73"/>
    <meta:generator>LibreOffice/6.4.0.3$Windows_X86_64 LibreOffice_project/b0a288ab3d2d4774cb44b62f04d5d28733ac6df8</meta:generator>
  </office:meta>
</office:document-meta>
</file>